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m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>
        <style:tab-stops>
          <style:tab-stop style:type="left" style:position="0.4583in"/>
        </style:tab-stops>
      </style:paragraph-properties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font-size="14pt" style:font-size-asian="14pt" style:font-size-complex="14pt"/>
    </style:style>
    <style:style style:name="T4" style:parent-style-name="DefaultParagraphFont" style:family="text">
      <style:text-properties fo:font-size="14pt" style:font-size-asian="14pt" style:font-size-complex="14pt"/>
    </style:style>
    <style:style style:name="T5" style:parent-style-name="DefaultParagraphFont" style:family="text">
      <style:text-properties fo:font-size="14pt" style:font-size-asian="14pt" style:font-size-complex="14pt"/>
    </style:style>
    <style:style style:name="T6" style:parent-style-name="DefaultParagraphFont" style:family="text">
      <style:text-properties fo:font-size="14pt" style:font-size-asian="14pt" style:font-size-complex="14pt"/>
    </style:style>
    <style:style style:name="P7" style:parent-style-name="Standard" style:family="paragraph">
      <style:text-properties fo:font-size="14pt" style:font-size-asian="14pt" style:font-size-complex="14pt"/>
    </style:style>
    <style:style style:name="T8" style:parent-style-name="DefaultParagraphFont" style:family="text">
      <style:text-properties fo:font-size="14pt" style:font-size-asian="14pt" style:font-size-complex="14pt"/>
    </style:style>
    <style:style style:name="T9" style:parent-style-name="DefaultParagraphFont" style:family="text">
      <style:text-properties fo:font-size="14pt" style:font-size-asian="14pt" style:font-size-complex="14pt"/>
    </style:style>
    <style:style style:name="T10" style:parent-style-name="DefaultParagraphFont" style:family="text">
      <style:text-properties fo:font-size="14pt" style:font-size-asian="14pt" style:font-size-complex="14pt"/>
    </style:style>
    <style:style style:name="T11" style:parent-style-name="DefaultParagraphFont" style:family="text">
      <style:text-properties fo:font-size="14pt" style:font-size-asian="14pt" style:font-size-complex="14pt"/>
    </style:style>
    <style:style style:name="T12" style:parent-style-name="DefaultParagraphFont" style:family="text">
      <style:text-properties fo:font-size="14pt" style:font-size-asian="14pt" style:font-size-complex="14pt"/>
    </style:style>
    <style:style style:name="T13" style:parent-style-name="DefaultParagraphFont" style:family="text">
      <style:text-properties fo:font-size="14pt" style:font-size-asian="14pt" style:font-size-complex="14pt"/>
    </style:style>
    <style:style style:name="T14" style:parent-style-name="DefaultParagraphFont" style:family="text">
      <style:text-properties fo:font-size="14pt" style:font-size-asian="14pt" style:font-size-complex="14pt"/>
    </style:style>
    <style:style style:name="P15" style:parent-style-name="Standard" style:family="paragraph">
      <style:text-properties fo:font-size="14pt" style:font-size-asian="14pt" style:font-size-complex="14pt"/>
    </style:style>
    <style:style style:name="P16" style:parent-style-name="Standard" style:family="paragraph">
      <style:text-properties fo:font-size="14pt" style:font-size-asian="14pt" style:font-size-complex="14pt"/>
    </style:style>
    <style:style style:name="P17" style:parent-style-name="Standard" style:family="paragraph">
      <style:text-properties fo:font-size="14pt" style:font-size-asian="14pt" style:font-size-complex="14pt"/>
    </style:style>
    <style:style style:name="P18" style:parent-style-name="Standard" style:family="paragraph">
      <style:text-properties fo:font-size="14pt" style:font-size-asian="14pt" style:font-size-complex="14pt"/>
    </style:style>
    <style:style style:name="P19" style:parent-style-name="Standard" style:family="paragraph">
      <style:text-properties fo:font-size="14pt" style:font-size-asian="14pt" style:font-size-complex="14pt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An Overview of Tesseract Optical Character Recognition Software</text:p>
      <text:p text:style-name="P2"/>
      <text:p text:style-name="Standard"><text:span text:style-name="T3"><draw:frame draw:z-index="251658240" draw:id="id0" draw:style-name="a0" draw:name="Frame1" text:anchor-type="paragraph" svg:x="1.20079in" svg:y="6.24528in" svg:width="4.44514in" svg:height="3.80417in" style:rel-width="scale" style:rel-height="scale"><draw:text-box><text:p text:style-name="Caption"><draw:frame draw:style-name="a1" draw:name="Picture 1" text:anchor-type="as-char" svg:x="0in" svg:y="0in" svg:width="3.65669in" svg:height="3.09882in" style:rel-width="scale" style:rel-height="scale"><draw:image xlink:href="" xlink:type="simple" xlink:show="embed" xlink:actuate="onLoad"/><svg:title/><svg:desc/></draw:frame>Figure 1: A flow chart displaying the Tesseract OCR pipeline</text:p></draw:text-box><svg:title/><svg:desc/></draw:frame></text:span><text:span text:style-name="T4">Tesseract Optical Character Recognition (OCR) was<text:s/></text:span><text:span text:style-name="T5">developed by HP in the late eighties and early nineties to improve on the commercially available OCR programs that could only read perfectly typed text [1]. <text:s/>Figure 1 shows the pipeline which Tesseract follows in order to extract hand written text from an<text:s/></text:span><text:span text:style-name="T6">image. <text:s/></text:span></text:p>
      <text:p text:style-name="P7"/>
      <text:p text:style-name="Standard"><text:span text:style-name="T8">When Tesseract first came to the stage, it was unique in its initial stage of calculating the text outlines which is computationally expensive. <text:s/></text:span><text:span text:style-name="T9">Furthermore</text:span><text:span text:style-name="T10"><text:s/></text:span><text:span text:style-name="T11">it had the advantage that the algorithm could just as easily work with white text on black as</text:span><text:span text:style-name="T12"><text:s/>black text on white. <text:s/>The next stage i</text:span><text:span text:style-name="T13">n Tesseract is</text:span><text:span text:style-name="T14"><text:s/>to split the outlines into blobs which are further gathered into lines and regions. <text:s/>These regions are then analysed to determine whether the text within them is fixed pitch (constant font size) or not. <text:s/></text:span></text:p>
      <text:p text:style-name="P15"/>
      <text:p text:style-name="P16">The fixed<text:s/>pitch<text:s/>(monospaced)<text:s/>regions of text are chopped into characters and Tesseract attempts to recognise words in these regions. <text:s/>The non-fixed pitch text is taken through a series of further steps to attempt to distinguish spaces between characters from spaces between words. <text:s/>Any spaces that are not certain are left as fuzzy spaces which are to be determined later.</text:p>
      <text:p text:style-name="P17"/>
      <text:p text:style-name="P18">Words that are successfully recognised with a satisfactory amount of certainty are added to an adaptive classifier as part of the training set allowing the classifier to learn from the words it recognises. <text:s/>As words at the top of the page do not benefit from training on words from the bottom of the page, there is a second pass to attempt to further recognise the words which were not identified with great certainty and Tesseract attempts to resolve any fuzzy spaces in the proportional text. <text:s/></text:p>
      <text:p text:style-name="P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Zen Hei Sharp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ebastian</meta:initial-creator>
    <dc:creator>Sebastian Strug</dc:creator>
    <meta:creation-date>2017-10-04T10:44:00Z</meta:creation-date>
    <dc:date>2017-10-04T10:44:00Z</dc:date>
    <meta:template xlink:href="Normal.dotm" xlink:type="simple"/>
    <meta:editing-cycles>2</meta:editing-cycles>
    <meta:editing-duration>PT60S</meta:editing-duration>
    <meta:document-statistic meta:page-count="1" meta:paragraph-count="3" meta:word-count="264" meta:character-count="1771" meta:row-count="12" meta:non-whitespace-character-count="1510"/>
  </office:meta>
</office:document-meta>
</file>